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2b4f" officeooo:paragraph-rsid="001c2b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8:45:29.718963880</meta:creation-date>
    <dc:date>2019-02-19T18:46:14.490120690</dc:date>
    <meta:editing-duration>PT4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6.2$Linux_X86_64 LibreOffice_project/10m0$Build-2</meta:generator>
  </office:meta>
</office:document-meta>
</file>